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3.4736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5.5492in"/>
    </style:style>
    <style:style style:name="co12" style:family="table-column">
      <style:table-column-properties fo:break-before="auto" style:column-width="2.0646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3.179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982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fo:background-color="#ccff00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8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9"/>
        <table:table-column table:style-name="co21" table:default-cell-style-name="ce8"/>
        <table:table-column table:style-name="co24" table:default-cell-style-name="ce8"/>
        <table:table-column table:style-name="co25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Release:</text:p>
          </table:table-cell>
          <table:table-cell table:style-name="ce19" office:value-type="string">
            <text:p>0xBE73FE</text:p>
          </table:table-cell>
          <table:table-cell table:style-name="ce30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19F</text:p>
          </table:table-cell>
          <table:table-cell table:style-name="ce30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22B</text:p>
          </table:table-cell>
          <table:table-cell table:style-name="ce30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9" office:value-type="string">
            <text:p>byte</text:p>
          </table:table-cell>
          <table:table-cell table:style-name="ce30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20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 table:style-name="ce19"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table:style-name="ce21" office:value-type="string">
            <text:p>0x13A466C</text:p>
          </table:table-cell>
          <table:table-cell table:style-name="ce30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Debug:</text:p>
          </table:table-cell>
          <table:table-cell table:style-name="ce19" office:value-type="string">
            <text:p>0x13A882C</text:p>
          </table:table-cell>
          <table:table-cell table:style-name="ce30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10]</text:p>
          </table:table-cell>
          <table:table-cell table:style-name="ce30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0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30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30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30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30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30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30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30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30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30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30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30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30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0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10"/>
          <table:table-cell table:style-name="ce31"/>
          <table:table-cell table:style-name="ce10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22" office:value-type="string">
            <text:p>00003</text:p>
          </table:table-cell>
          <table:table-cell table:style-name="ce13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13" office:value-type="string">
            <text:p>Capra Demon Dead</text:p>
          </table:table-cell>
          <table:table-cell table:style-name="ce12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3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10" table:number-columns-repeated="1023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3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2" office:value-type="string">
            <text:p>0x137C6A4</text:p>
          </table:table-cell>
          <table:table-cell table:style-name="ce12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yte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2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table:style-name="ce12" office:value-type="string">
            <text:p>x1xxxxxx</text:p>
          </table:table-cell>
          <table:table-cell table:style-name="ce12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1xx </text:p>
          </table:table-cell>
          <table:table-cell table:style-name="ce12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2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2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2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28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2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[[[[ptr]+3c]+28]+14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2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style-name="ce10" table:number-columns-repeated="1023"/>
        </table:table-row>
        <table:table-row table:style-name="ro3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29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18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4" table:number-rows-repeated="10479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7/05/2016</text:date>, <text:time>02:0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05T02:02:03.05</dc:date>
    <meta:editing-duration>P7DT15H49M25S</meta:editing-duration>
    <meta:editing-cycles>422</meta:editing-cycles>
    <meta:generator>OpenOffice/4.1.2$Win32 OpenOffice.org_project/412m3$Build-9782</meta:generator>
    <meta:document-statistic meta:table-count="9" meta:cell-count="2557" meta:object-count="0"/>
  </office:meta>
</office:document-meta>
</file>